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top" draw:auto-grow-height="false" fo:min-height="3cm" fo:min-width="2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="Arrowheads_20_2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afd095" draw:textarea-horizontal-align="justify" draw:textarea-vertical-align="top" draw:auto-grow-height="false" fo:min-height="2.5cm" fo:min-width="2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top" draw:auto-grow-height="false" fo:min-height="4.25cm" fo:min-width="23.25cm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3.25cm" fo:min-width="23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afd095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b66c"/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cm" svg:height="3.25cm" svg:x="3.5cm" svg:y="2cm">
          <text:p text:style-name="P1">Software Build-Prozess (Beispie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1cm" svg:x="4cm" svg:y="3.5cm">
          <text:p text:style-name="P3">Unit-Test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cm" svg:height="1cm" svg:x="15cm" svg:y="3.5cm">
          <text:p text:style-name="P3">Nightly-Tests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5cm" svg:height="1.5cm" svg:x="8.5cm" svg:y="3.25cm">
          <text:p text:style-name="P3">Build</text:p>
          <text:p text:style-name="P3">(inkl. Versionin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0.5cm" svg:y="3.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5cm" svg:y1="4cm" svg:x2="8.5cm" svg:y2="4cm" draw:start-shape="id1" draw:start-glue-point="1" draw:end-shape="id2" draw:end-glue-point="3" svg:d="M7500 4000h1000" svg:viewBox="0 0 1001 1">
          <text:p/>
        </draw:connector>
        <draw:connector draw:style-name="gr6" draw:text-style-name="P3" draw:layer="layout" svg:x1="14cm" svg:y1="4cm" svg:x2="15cm" svg:y2="4cm" draw:start-shape="id2" draw:start-glue-point="1" draw:end-shape="id3" draw:end-glue-point="3" svg:d="M14000 4000h1000" svg:viewBox="0 0 1001 1">
          <text:p/>
        </draw:connector>
        <draw:connector draw:style-name="gr6" draw:text-style-name="P3" draw:layer="layout" svg:x1="19.5cm" svg:y1="4cm" svg:x2="20.5cm" svg:y2="4cm" svg:d="M19500 4000h1000" svg:viewBox="0 0 1001 1">
          <text:p/>
        </draw:connector>
        <draw:custom-shape draw:style-name="gr7" draw:text-style-name="P2" draw:layer="layout" svg:width="23cm" svg:height="2.75cm" svg:x="3.5cm" svg:y="5.7cm">
          <text:p text:style-name="P1">Elektronik Build-Prozess (Idee)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2cm" svg:height="1cm" svg:x="4cm" svg:y="6.95cm">
          <text:p text:style-name="P3">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3.5cm" svg:height="1cm" svg:x="10cm" svg:y="6.95cm">
          <text:p text:style-name="P3">Version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cm" svg:height="1cm" svg:x="7cm" svg:y="6.95cm">
          <text:p text:style-name="P3">DRC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cm" svg:height="1cm" svg:x="21.25cm" svg:y="6.9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cm" svg:y1="7.45cm" svg:x2="7cm" svg:y2="7.45cm" draw:start-shape="id4" draw:start-glue-point="1" draw:end-shape="id5" draw:end-glue-point="3" svg:d="M6000 7450h1000" svg:viewBox="0 0 1001 1">
          <text:p/>
        </draw:connector>
        <draw:connector draw:style-name="gr6" draw:text-style-name="P3" draw:layer="layout" svg:x1="9cm" svg:y1="7.45cm" svg:x2="10cm" svg:y2="7.45cm" draw:start-shape="id5" draw:start-glue-point="1" draw:end-shape="id6" draw:end-glue-point="3" svg:d="M9000 7450h1000" svg:viewBox="0 0 1001 1">
          <text:p/>
        </draw:connector>
        <draw:connector draw:style-name="gr6" draw:text-style-name="P3" draw:layer="layout" svg:x1="13.5cm" svg:y1="7.45cm" svg:x2="14.5cm" svg:y2="7.45cm" draw:start-shape="id6" draw:start-glue-point="1" draw:end-shape="id7" draw:end-glue-point="3" svg:d="M13500 7450h1000" svg:viewBox="0 0 1001 1">
          <text:p/>
        </draw:connector>
        <draw:custom-shape draw:style-name="gr9" draw:text-style-name="P3" xml:id="id7" draw:id="id7" draw:layer="layout" svg:width="5.75cm" svg:height="1cm" svg:x="14.5cm" svg:y="6.95cm">
          <text:p text:style-name="P3">Produktions-Date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0.25cm" svg:y1="7.45cm" svg:x2="21.25cm" svg:y2="7.45cm" draw:start-shape="id7" draw:start-glue-point="1" draw:end-shape="id8" draw:end-glue-point="3" svg:d="M20250 7450h1000" svg:viewBox="0 0 1001 1">
          <text:p/>
        </draw:connector>
        <draw:custom-shape draw:style-name="gr10" draw:text-style-name="P4" draw:layer="layout" svg:width="23.75cm" svg:height="4.5cm" svg:x="3.75cm" svg:y="14.25cm">
          <text:p text:style-name="P1">Elesta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3.75cm" svg:height="3.5cm" svg:x="3.75cm" svg:y="9.75cm">
          <text:p text:style-name="P1"><text:span text:style-name="T1">Build-Prozess basierend auf </text:span>GitHub, KiBot und KiCad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cm" svg:height="2.25cm" svg:x="4.5cm" svg:y="10.75cm">
          <text:p text:style-name="P3">KiBot mit KiCa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9T09:22:49.379000000</meta:creation-date>
    <dc:date>2023-04-29T09:40:06.135000000</dc:date>
    <meta:editing-duration>PT17M17S</meta:editing-duration>
    <meta:editing-cycles>1</meta:editing-cycles>
    <meta:generator>LibreOffice/7.5.0.3$Windows_X86_64 LibreOffice_project/c21113d003cd3efa8c53188764377a8272d9d6de</meta:generator>
    <meta:document-statistic meta:object-count="21"/>
  </office:meta>
</office:document-meta>
</file>